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3e1f3" officeooo:paragraph-rsid="0003e1f3"/>
    </style:style>
    <style:style style:name="P2" style:family="paragraph" style:parent-style-name="Standard">
      <style:text-properties officeooo:rsid="0003e1f3" officeooo:paragraph-rsid="00092860"/>
    </style:style>
    <style:style style:name="P3" style:family="paragraph" style:parent-style-name="Standard">
      <style:text-properties officeooo:rsid="0003e1f3" officeooo:paragraph-rsid="000acb96"/>
    </style:style>
    <style:style style:name="P4" style:family="paragraph" style:parent-style-name="Standard">
      <style:text-properties style:text-underline-style="solid" style:text-underline-width="auto" style:text-underline-color="font-color" officeooo:rsid="0003e1f3" officeooo:paragraph-rsid="0003e1f3"/>
    </style:style>
    <style:style style:name="P5" style:family="paragraph" style:parent-style-name="Standard">
      <style:text-properties style:text-underline-style="solid" style:text-underline-width="auto" style:text-underline-color="font-color" officeooo:rsid="000added" officeooo:paragraph-rsid="000added"/>
    </style:style>
    <style:style style:name="P6" style:family="paragraph" style:parent-style-name="Standard">
      <style:text-properties officeooo:rsid="000added" officeooo:paragraph-rsid="000added"/>
    </style:style>
    <style:style style:name="P7" style:family="paragraph" style:parent-style-name="Standard">
      <style:text-properties style:text-position="0% 100%" style:font-name="Liberation Serif1" officeooo:rsid="000acb96" officeooo:paragraph-rsid="000fc94f"/>
    </style:style>
    <style:style style:name="P8" style:family="paragraph" style:parent-style-name="Standard">
      <style:text-properties style:text-position="0% 100%" style:font-name="Liberation Serif1" officeooo:rsid="000acb96" officeooo:paragraph-rsid="001192ea"/>
    </style:style>
    <style:style style:name="P9" style:family="paragraph" style:parent-style-name="Standard">
      <style:text-properties style:text-position="0% 100%" style:font-name="Liberation Serif1" officeooo:rsid="000c63c8" officeooo:paragraph-rsid="000ad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fdd7"/>
    </style:style>
    <style:style style:name="T3" style:family="text">
      <style:text-properties style:font-name="Liberation Serif1" officeooo:rsid="0007b4dc"/>
    </style:style>
    <style:style style:name="T4" style:family="text">
      <style:text-properties style:font-name="Liberation Serif1" officeooo:rsid="0008d13b"/>
    </style:style>
    <style:style style:name="T5" style:family="text">
      <style:text-properties style:font-name="Liberation Serif1" officeooo:rsid="0009286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5bca8"/>
    </style:style>
    <style:style style:name="T8" style:family="text">
      <style:text-properties style:font-name="Liberation Serif" officeooo:rsid="0006b7fd"/>
    </style:style>
    <style:style style:name="T9" style:family="text">
      <style:text-properties style:font-name="Liberation Serif" officeooo:rsid="00084262"/>
    </style:style>
    <style:style style:name="T10" style:family="text">
      <style:text-properties style:text-position="super 58%" style:font-name="Liberation Serif1" officeooo:rsid="00092860"/>
    </style:style>
    <style:style style:name="T11" style:family="text">
      <style:text-properties style:text-position="super 58%" officeooo:rsid="00092860"/>
    </style:style>
    <style:style style:name="T12" style:family="text">
      <style:text-properties style:text-position="super 58%" officeooo:rsid="000fc94f"/>
    </style:style>
    <style:style style:name="T13" style:family="text">
      <style:text-properties style:text-position="super 58%" officeooo:rsid="001192ea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officeooo:rsid="00092860"/>
    </style:style>
    <style:style style:name="T16" style:family="text">
      <style:text-properties style:text-position="0% 100%" style:font-name="Liberation Serif1" officeooo:rsid="000acb96"/>
    </style:style>
    <style:style style:name="T17" style:family="text">
      <style:text-properties style:text-position="0% 100%" style:font-name="Liberation Serif1" officeooo:rsid="000c63c8"/>
    </style:style>
    <style:style style:name="T18" style:family="text">
      <style:text-properties style:text-position="0% 100%" style:font-name="Liberation Serif1" officeooo:rsid="000dfa33"/>
    </style:style>
    <style:style style:name="T19" style:family="text">
      <style:text-properties officeooo:rsid="000fc94f"/>
    </style:style>
    <style:style style:name="T20" style:family="text">
      <style:text-properties officeooo:rsid="00092860"/>
    </style:style>
    <style:style style:name="T21" style:family="text">
      <style:text-properties officeooo:rsid="001192ea"/>
    </style:style>
    <style:style style:name="T22" style:family="text">
      <style:text-properties officeooo:rsid="001265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£</text:span><text:span text:style-name="T6">1</text:span></text:p>
      <text:p text:style-name="P1"><text:span text:style-name="T6"><text:s/>@1) </text:span><text:span text:style-name="T7">Locally Weighted Linear Regression thực hiện: </text:span></text:p>
      <text:p text:style-name="P3"><text:span text:style-name="T7"><text:s/></text:span><text:span text:style-name="T8">@2) </text:span><text:span text:style-name="T9">Lựa</text:span><text:span text:style-name="T8"> </text:span><text:span text:style-name="T2">θ </text:span><text:span text:style-name="T3">để tối thiểu giá trị </text:span><text:span text:style-name="T3"><draw:frame draw:style-name="fr1" draw:name="Object1" text:anchor-type="as-char" svg:y="-0.1744in" svg:width="1.4071in" svg:height="0.342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 </text:span></text:p>
      <text:p text:style-name="P2"><text:span text:style-name="T3"><text:s/></text:span><text:span text:style-name="T4">@3) </text:span><text:span text:style-name="T5">Xuất ra kết quả <text:s/></text:span><text:span text:style-name="T2">θ</text:span><text:span text:style-name="T10">T</text:span><text:span text:style-name="T15">x</text:span></text:p>
      <text:p text:style-name="P2"><text:span text:style-name="T15"><text:s/>@4) </text:span><text:span text:style-name="T16">w(i): non-negative valued weights.</text:span></text:p>
      <text:p text:style-name="P7"><text:s/>@5) <text:span text:style-name="T19">Intuitively: if w(i) is large for a particular value of I, then in picking θ, we’ll try hard to make (y(i)-θ</text:span><text:span text:style-name="T11">T</text:span><text:span text:style-name="T20">x(i))</text:span><text:span text:style-name="T12">2</text:span><text:span text:style-name="T19"> small.</text:span></text:p>
      <text:p text:style-name="P8"><text:s/><text:span text:style-name="T19">@6) If w(i) is small, then the (y(i)-θ</text:span><text:span text:style-name="T11">T</text:span><text:span text:style-name="T20">x(i))</text:span><text:span text:style-name="T12">2 </text:span><text:span text:style-name="T21">error term will be pretty much ignored in the fit. </text:span></text:p>
      <text:p text:style-name="P8"><text:s/><text:span text:style-name="T22">@7) A fairly standard choice for the weights is </text:span><text:span text:style-name="T22"><draw:frame draw:style-name="fr2" draw:name="Object2" text:anchor-type="as-char" svg:y="-0.2811in" svg:width="1.5618in" svg:height="0.454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16">E</text:span><text:span text:style-name="T14">1</text:span></text:p>
      <text:p text:style-name="P6"><text:span text:style-name="T14"><text:s/>NE1) </text:span><text:span text:style-name="T17">Intuitively </text:span><text:span text:style-name="T18">= without conscious reasoning; instinctively.</text:span></text:p>
      <text:p text:style-name="P9"><text:s/>NE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5:50:36.256000000</meta:creation-date>
    <meta:generator>LibreOffice/5.1.6.2$Linux_X86_64 LibreOffice_project/10m0$Build-2</meta:generator>
    <dc:date>2019-01-03T00:00:07.112852801</dc:date>
    <meta:editing-duration>PT57M53S</meta:editing-duration>
    <meta:editing-cycles>19</meta:editing-cycles>
    <meta:document-statistic meta:table-count="0" meta:image-count="0" meta:object-count="2" meta:page-count="1" meta:paragraph-count="11" meta:word-count="86" meta:character-count="495" meta:non-whitespace-character-count="404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row>
        <msup>
          <mi>ω</mi>
          <mrow>
            <mo fence="true" stretchy="false">(</mo>
            <mrow>
              <mi>i</mi>
            </mrow>
            <mo fence="true" stretchy="false">)</mo>
          </mrow>
        </msup>
        <msup>
          <mrow>
            <mo fence="true" stretchy="false">(</mo>
            <mrow>
              <mrow>
                <mrow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θ</mi>
                    <mi>T</mi>
                  </msup>
                </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sum from{i} { ω^{(i)}(y^{(i)}-θ^{T}x^{(i)})^{2}  }</annotation>
  </semantics>
</math>
</file>

<file path=Object 2/content.xml><?xml version="1.0" encoding="utf-8"?>
<math xmlns="http://www.w3.org/1998/Math/MathML" display="block">
  <semantics>
    <mrow>
      <mrow>
        <msup>
          <mi>w</mi>
          <mrow>
            <mo fence="true" stretchy="false">(</mo>
            <mrow>
              <mi>i</mi>
            </mrow>
            <mo fence="true" stretchy="false">)</mo>
          </mrow>
        </msup>
        <mo stretchy="false">=</mo>
        <mi>exp</mi>
      </mrow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>r</mi>
                  <mn>2</mn>
                </msup>
              </mrow>
            </mfrac>
          </mrow>
        </mrow>
        <mo fence="true" stretchy="false">)</mo>
      </mrow>
    </mrow>
    <annotation encoding="StarMath 5.0">w^{ (i) } = exp( -{{(x^{(i)} -x)^{2}} over {2r^{2}}}  )</annotation>
  </semantics>
</math>
</file>